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ff950e"/>
    </style:style>
    <style:style style:name="ce4" style:family="table-cell" style:parent-style-name="Default">
      <style:table-cell-properties fo:background-color="#ffff00"/>
      <style:text-properties fo:color="#8000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/>
      <style:text-properties fo:color="#009900"/>
    </style:style>
    <style:style style:name="ce9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10" style:family="table-cell" style:parent-style-name="Default">
      <style:text-properties fo:color="#c5000b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dddddd"/>
    </style:style>
    <style:style style:name="ce12" style:family="table-cell" style:parent-style-name="Default">
      <style:text-properties fo:color="#ff6600"/>
    </style:style>
    <style:style style:name="ce13" style:family="table-cell" style:parent-style-name="Default">
      <style:text-properties style:text-line-through-style="solid" style:text-line-through-type="single"/>
    </style:style>
    <style:style style:name="ce14" style:family="table-cell" style:parent-style-name="Default">
      <style:text-properties fo:color="#009900" style:text-line-through-style="solid" style:text-line-through-type="single"/>
    </style:style>
    <style:style style:name="ce15" style:family="table-cell" style:parent-style-name="Default">
      <style:text-properties fo:color="#00cc00"/>
    </style:style>
    <style:style style:name="ce16" style:family="table-cell" style:parent-style-name="Default">
      <style:table-cell-properties fo:background-color="transparent"/>
      <style:text-properties fo:color="#00cc00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color="#0099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 style:font-name-asian="Droid Sans Fallback" style:font-name-complex="FreeSans"/>
    </style:style>
    <style:style style:name="ce21" style:family="table-cell" style:parent-style-name="Default">
      <style:text-properties fo:color="#cc0000"/>
    </style:style>
    <style:style style:name="ce22" style:family="table-cell" style:parent-style-name="Default">
      <style:text-properties fo:color="#cc0000" fo:font-weight="bold" style:font-weight-asian="bold" style:font-weight-complex="bold"/>
    </style:style>
    <style:style style:name="T1" style:family="text">
      <style:text-properties style:text-position="super"/>
    </style:style>
    <style:style style:name="T2" style:family="text">
      <style:text-properties style:font-name-asian="Droid Sans Fallback" style:font-name-complex="FreeSans"/>
    </style:style>
    <style:style style:name="T3" style:family="text">
      <style:text-properties style:font-name-asian="Droid Sans Fallback" style:font-name-complex="FreeSans"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12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Confirm drain even ke upar neeche kya hai</text:p>
          </table:table-cell>
          <table:table-cell table:number-columns-repeated="10"/>
          <table:table-cell table:style-name="ce12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2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/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13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Source Code</text:p>
          </table:table-cell>
          <table:table-cell table:number-columns-repeated="3"/>
          <table:table-cell table:style-name="ce13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13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stalls for branch mispredic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ase which may not be handled by algo</text:p>
          </table:table-cell>
          <table:table-cell table:style-name="ce5"/>
          <table:table-cell table:number-columns-repeated="10"/>
          <table:table-cell table:style-name="ce7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if a register is not ye commited but completed execution, a new instn(dependent) will not get the values since CDB event is already called</text:p>
          </table:table-cell>
          <table:table-cell table:number-columns-repeated="10"/>
          <table:table-cell table:style-name="ce7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/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“ * core.getStepSize()” ye use karna hai kya latency ke liye?</text:p>
          </table:table-cell>
          <table:table-cell table:number-columns-repeated="11"/>
          <table:table-cell table:style-name="ce6"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>
            <text:p>Others: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0" office:value-type="string" calcext:value-type="string">
            <text:p>Vary the reservation station and reorder buffer sizes, and comment on the optimal size of each.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0" office:value-type="string" calcext:value-type="string">
            <text:p>Vary the number of ports in the CDB. Comment on the optimal number.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7"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8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11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8" office:value-type="string" calcext:value-type="string">
            <text:p>address calculation ke liye FU chiye kya?? &amp; vo intALU hoga????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6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6" office:value-type="string" calcext:value-type="string">
            <text:p>Run tejas properly (other than pipeline test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/>
          <table:table-cell table:number-columns-repeated="10"/>
          <table:table-cell office:value-type="string" calcext:value-type="string">
            <text:p>Jump</text:p>
          </table:table-cell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6" office:value-type="string" calcext:value-type="string">
            <text:p>have a scenario wherein ... 1<text:span text:style-name="T1">st</text:span> inst = dest-&gt;R1</text:p>
            <text:p>2<text:span text:style-name="T1">nd</text:span> inst – soruce-&gt; r1</text:p>
            <text:p>3<text:span text:style-name="T1">rd</text:span> inst – source-&gt; r1 &amp; xchng</text:p>
            <text:p>4<text:span text:style-name="T1">th</text:span> inst – source-&gt; r1</text:p>
          </table:table-cell>
          <table:table-cell table:number-columns-repeated="6"/>
          <table:table-cell office:value-type="string" calcext:value-type="string">
            <text:p>Bran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Loa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office:value-type="string" calcext:value-type="string">
            <text:p>Store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15" office:value-type="string" calcext:value-type="string">
            <text:p>try with 2 inst &amp; 1 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6"/>
          <table:table-cell table:style-name="ce16" office:value-type="string" calcext:value-type="string">
            <text:p>try with multiple instructions</text:p>
          </table:table-cell>
          <table:table-cell table:style-name="ce6"/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number-columns-repeated="6"/>
          <table:table-cell table:style-name="ce15" office:value-type="string" calcext:value-type="string">
            <text:p>Check imm operands bi ho sakte hain kya?</text:p>
          </table:table-cell>
          <table:table-cell table:style-name="ce6"/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16" office:value-type="string" calcext:value-type="string">
            <text:p>try some scenario like 2 RS size, but 2<text:span text:style-name="T1">nd</text:span> inst is waiting for destination of 1<text:span text:style-name="T1">st</text:span> operand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16" office:value-type="string" calcext:value-type="string">
            <text:p>try scenario with one instr &amp; 2<text:span text:style-name="T1">nd</text:span> xchg depending on 1<text:span text:style-name="T1">st</text:span>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6"/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some load-store scenario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mispredicted branc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6"/>
          <table:table-cell table:style-name="ce6" office:value-type="string" calcext:value-type="string">
            <text:p>check scenario where in move mein immediate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6" office:value-type="string" calcext:value-type="string">
            <text:p>check scenario where in two instructions with same reg file (dependent) but one is int &amp; other is floa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/>
          <table:table-cell table:number-columns-repeated="11"/>
        </table:table-row>
        <table:table-row table:style-name="ro1">
          <table:table-cell table:number-columns-repeated="6"/>
          <table:table-cell table:style-name="ce17" office:value-type="string" calcext:value-type="string">
            <text:p>scenario with one load &amp; then alu with source as previous load destination</text:p>
          </table:table-cell>
          <table:table-cell table:number-columns-repeated="7"/>
        </table:table-row>
        <table:table-row table:style-name="ro1" table:number-rows-repeated="29">
          <table:table-cell table:number-columns-repeated="14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12"/>
        </table:table-row>
      </table:table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RS size = 2, ROB Size = 2, mainMemoryLatency = 2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.No.</text:p>
          </table:table-cell>
          <table:table-cell table:style-name="ce18" office:value-type="string" calcext:value-type="string">
            <text:p>Test No.</text:p>
          </table:table-cell>
          <table:table-cell table:style-name="ce18" office:value-type="string" calcext:value-type="string">
            <text:p>Test Case </text:p>
          </table:table-cell>
          <table:table-cell table:style-name="ce1" office:value-type="string" calcext:value-type="string">
            <text:p>Number of Instructions</text:p>
          </table:table-cell>
          <table:table-cell table:style-name="ce1" office:value-type="string" calcext:value-type="string">
            <text:p>Cycl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toma_test_simple_noIn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toma_test_simple_nop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number-columns-repeated="6"/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Number of Instructions</text:p>
          </table:table-cell>
          <table:table-cell office:value-type="string" calcext:value-type="string">
            <text:p>RS si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toma_test_simple_intALU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6"/>
          <table:table-cell office:value-type="float" office:value="1312" calcext:value-type="float">
            <text:p>13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toma_test_simple_mov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6"/>
          <table:table-cell office:value-type="float" office:value="1264" calcext:value-type="float">
            <text:p>12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toma_test_simple_floatDIV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table:number-columns-repeated="6"/>
          <table:table-cell office:value-type="float" office:value="1288" calcext:value-type="float">
            <text:p>12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toma_test_simple_xchg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number-columns-repeated="3"/>
          <table:table-cell table:style-name="ce6"/>
          <table:table-cell table:number-columns-repeated="2"/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toma_test_dependency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S size = 2, 2<text:span text:style-name="T1">nd</text:span> instr depends on 1<text:span text:style-name="T1">st</text:span> instr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toma_test_no_dependency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  <table:table-cell table:style-name="ce20" office:value-type="string" calcext:value-type="string">
            <text:p><text:span text:style-name="T2">RS size = 2, 2</text:span><text:span text:style-name="T3">nd</text:span><text:span text:style-name="T2"> instr not depend on 1</text:span><text:span text:style-name="T3">st</text:span><text:span text:style-name="T2"> instr</text:span>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toma_test_out_of_order</text:p>
          </table:table-cell>
          <table:table-cell office:value-type="float" office:value="3" calcext:value-type="float">
            <text:p>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S size = 3, 2<text:span text:style-name="T1">nd</text:span> instr depends on 1<text:span text:style-name="T1">st</text:span></text:p>
          </table:table-cell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toma_test_dependency_xchg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xchng inst depends on 1<text:span text:style-name="T1">st</text:span>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toma_test_dependency_xchg_2</text:p>
          </table:table-cell>
          <table:table-cell office:value-type="float" office:value="4" calcext:value-type="float">
            <text:p>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2<text:span text:style-name="T1">nd</text:span>, 3<text:span text:style-name="T1">rd</text:span>, 4<text:span text:style-name="T1">th</text:span> depends on 1<text:span text:style-name="T1">st</text:span>... 3<text:span text:style-name="T1">rd</text:span> inst = xchg...4<text:span text:style-name="T1">th</text:span> depends on 3<text:span text:style-name="T1">rd</text:span>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toma_test_dependency_int_float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2<text:span text:style-name="T1">nd</text:span> inst seems to depend on 1<text:span text:style-name="T1">st</text:span>, but not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toma_test_mov_imm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8"/>
          <table:table-cell table:style-name="ce6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6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peline tests</text:p>
          </table:table-cell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ous scenario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un older pipeline tests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number-columns-repeated="8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st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ary CDB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ary ROB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ary R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ry running on big benchmarks &amp; comments on the optimal size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port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table:number-columns-repeated="3"/>
          <table:table-cell table:style-name="ce3"/>
          <table:table-cell table:number-columns-repeated="10"/>
        </table:table-row>
      </table:table>
      <table:table table:name="check while testing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0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onfirm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e got the registerNumber in source1.getMLocationFirstOperand in case of load but the doc says source1.getMLocationSecondOperand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21"/>
          <table:table-cell table:number-columns-repeated="11"/>
        </table:table-row>
        <table:table-row table:style-name="ro1" table:number-rows-repeated="19"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21"/>
          <table:table-cell table:number-columns-repeated="10"/>
          <table:table-cell table:style-name="ce22"/>
        </table:table-row>
        <table:table-row table:style-name="ro1">
          <table:table-cell table:number-columns-repeated="2"/>
          <table:table-cell table:style-name="ce21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5:04:00.721808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6T16:19:55.820880605</dc:date>
    <meta:editing-duration>P2DT10H2M29S</meta:editing-duration>
    <meta:editing-cycles>279</meta:editing-cycles>
    <meta:document-statistic meta:table-count="4" meta:cell-count="175" meta:object-count="0"/>
  </office:meta>
</office:document-meta>
</file>